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 table:number-rows-repeated="1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5">00/00/0000</text:date>, <text:time style:data-style-name="N2" text:time-value="23:43:45.1626867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8-15T23:45:52.190751801</dc:date>
    <meta:editing-duration>P4DT7H20M22S</meta:editing-duration>
    <meta:editing-cycles>191</meta:editing-cycles>
    <meta:generator>LibreOffice/7.1.4.2$Linux_X86_64 LibreOffice_project/10$Build-2</meta:generator>
    <meta:document-statistic meta:table-count="1" meta:cell-count="1627" meta:object-count="0"/>
  </office:meta>
</office:document-meta>
</file>